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018" officeooo:paragraph-rsid="00106018"/>
    </style:style>
    <style:style style:name="P2" style:family="paragraph" style:parent-style-name="Standard">
      <style:text-properties officeooo:rsid="00106018" officeooo:paragraph-rsid="001217bd"/>
    </style:style>
    <style:style style:name="P3" style:family="paragraph" style:parent-style-name="Standard">
      <style:text-properties officeooo:rsid="001163f2" officeooo:paragraph-rsid="001163f2"/>
    </style:style>
    <style:style style:name="P4" style:family="paragraph" style:parent-style-name="Standard">
      <style:text-properties officeooo:rsid="001163f2" officeooo:paragraph-rsid="002d00a5"/>
    </style:style>
    <style:style style:name="P5" style:family="paragraph" style:parent-style-name="Standard">
      <style:text-properties officeooo:rsid="001217bd" officeooo:paragraph-rsid="001217bd"/>
    </style:style>
    <style:style style:name="P6" style:family="paragraph" style:parent-style-name="Standard">
      <style:text-properties officeooo:rsid="001217bd" officeooo:paragraph-rsid="00126a97"/>
    </style:style>
    <style:style style:name="P7" style:family="paragraph" style:parent-style-name="Standard">
      <style:text-properties officeooo:rsid="001217bd" officeooo:paragraph-rsid="00202be0"/>
    </style:style>
    <style:style style:name="P8" style:family="paragraph" style:parent-style-name="Standard">
      <style:text-properties officeooo:rsid="0013314f" officeooo:paragraph-rsid="0013314f"/>
    </style:style>
    <style:style style:name="P9" style:family="paragraph" style:parent-style-name="Standard">
      <style:text-properties officeooo:rsid="0013314f" officeooo:paragraph-rsid="002a1354"/>
    </style:style>
    <style:style style:name="P10" style:family="paragraph" style:parent-style-name="Standard">
      <style:text-properties officeooo:rsid="0018dd16" officeooo:paragraph-rsid="0018dd16"/>
    </style:style>
    <style:style style:name="P11" style:family="paragraph" style:parent-style-name="Standard">
      <style:text-properties officeooo:rsid="001eb2fd" officeooo:paragraph-rsid="001fa531"/>
    </style:style>
    <style:style style:name="P12" style:family="paragraph" style:parent-style-name="Standard">
      <style:text-properties officeooo:rsid="001eb2fd" officeooo:paragraph-rsid="00202be0"/>
    </style:style>
    <style:style style:name="P13" style:family="paragraph" style:parent-style-name="Standard">
      <style:text-properties officeooo:rsid="001eb2fd" officeooo:paragraph-rsid="0020362d"/>
    </style:style>
    <style:style style:name="P14" style:family="paragraph" style:parent-style-name="Standard">
      <style:text-properties officeooo:rsid="00221947" officeooo:paragraph-rsid="00221947"/>
    </style:style>
    <style:style style:name="P15" style:family="paragraph" style:parent-style-name="Standard">
      <style:text-properties officeooo:rsid="00231f81" officeooo:paragraph-rsid="00231f81"/>
    </style:style>
    <style:style style:name="P16" style:family="paragraph" style:parent-style-name="Standard">
      <style:text-properties officeooo:rsid="002d00a5" officeooo:paragraph-rsid="002d00a5"/>
    </style:style>
    <style:style style:name="P17" style:family="paragraph" style:parent-style-name="Standard">
      <style:text-properties officeooo:rsid="00174e02" officeooo:paragraph-rsid="002a1354"/>
    </style:style>
    <style:style style:name="P18" style:family="paragraph" style:parent-style-name="Standard">
      <style:text-properties officeooo:rsid="001b0b59" officeooo:paragraph-rsid="0013314f"/>
    </style:style>
    <style:style style:name="P19" style:family="paragraph" style:parent-style-name="Standard">
      <style:text-properties officeooo:rsid="002d00a5" officeooo:paragraph-rsid="002d00a5"/>
    </style:style>
    <style:style style:name="P20" style:family="paragraph" style:parent-style-name="Standard">
      <style:text-properties officeooo:rsid="002d00a5" officeooo:paragraph-rsid="0033ac88"/>
    </style:style>
    <style:style style:name="P21" style:family="paragraph" style:parent-style-name="Standard">
      <style:text-properties officeooo:rsid="002e5dac" officeooo:paragraph-rsid="002e5dac"/>
    </style:style>
    <style:style style:name="P22" style:family="paragraph" style:parent-style-name="Standard">
      <style:text-properties officeooo:rsid="002e5dac" officeooo:paragraph-rsid="0031bb6e"/>
    </style:style>
    <style:style style:name="P23" style:family="paragraph" style:parent-style-name="Standard">
      <style:text-properties officeooo:rsid="002e5dac" officeooo:paragraph-rsid="0033ac88"/>
    </style:style>
    <style:style style:name="P24" style:family="paragraph" style:parent-style-name="Standard">
      <style:text-properties officeooo:rsid="001217bd" officeooo:paragraph-rsid="00381233"/>
    </style:style>
    <style:style style:name="P25" style:family="paragraph" style:parent-style-name="Standard">
      <style:text-properties officeooo:rsid="001163f2" officeooo:paragraph-rsid="002d00a5"/>
    </style:style>
    <style:style style:name="P26" style:family="paragraph" style:parent-style-name="Standard">
      <style:text-properties officeooo:rsid="0039fac7" officeooo:paragraph-rsid="0039fac7"/>
    </style:style>
    <style:style style:name="T1" style:family="text">
      <style:text-properties officeooo:rsid="001163f2"/>
    </style:style>
    <style:style style:name="T2" style:family="text">
      <style:text-properties officeooo:rsid="0011b8ba"/>
    </style:style>
    <style:style style:name="T3" style:family="text">
      <style:text-properties officeooo:rsid="00126a97"/>
    </style:style>
    <style:style style:name="T4" style:family="text">
      <style:text-properties style:text-position="super 58%" officeooo:rsid="00126a97"/>
    </style:style>
    <style:style style:name="T5" style:family="text">
      <style:text-properties officeooo:rsid="00147ec9"/>
    </style:style>
    <style:style style:name="T6" style:family="text">
      <style:text-properties officeooo:rsid="00174e02"/>
    </style:style>
    <style:style style:name="T7" style:family="text">
      <style:text-properties officeooo:rsid="0018dd16"/>
    </style:style>
    <style:style style:name="T8" style:family="text">
      <style:text-properties officeooo:rsid="001a1152"/>
    </style:style>
    <style:style style:name="T9" style:family="text">
      <style:text-properties officeooo:rsid="001fa531"/>
    </style:style>
    <style:style style:name="T10" style:family="text">
      <style:text-properties officeooo:rsid="0020362d"/>
    </style:style>
    <style:style style:name="T11" style:family="text">
      <style:text-properties officeooo:rsid="002469b8"/>
    </style:style>
    <style:style style:name="T12" style:family="text">
      <style:text-properties officeooo:rsid="002873b9"/>
    </style:style>
    <style:style style:name="T13" style:family="text">
      <style:text-properties officeooo:rsid="002a1354"/>
    </style:style>
    <style:style style:name="T14" style:family="text">
      <style:text-properties officeooo:rsid="002a27a4"/>
    </style:style>
    <style:style style:name="T15" style:family="text">
      <style:text-properties officeooo:rsid="002d00a5"/>
    </style:style>
    <style:style style:name="T16" style:family="text">
      <style:text-properties officeooo:rsid="002e5dac"/>
    </style:style>
    <style:style style:name="T17" style:family="text">
      <style:text-properties officeooo:rsid="0031bb6e"/>
    </style:style>
    <style:style style:name="T18" style:family="text">
      <style:text-properties officeooo:rsid="0033ac88"/>
    </style:style>
    <style:style style:name="T19" style:family="text">
      <style:text-properties officeooo:rsid="0037895a"/>
    </style:style>
    <style:style style:name="T20" style:family="text">
      <style:text-properties officeooo:rsid="00381233"/>
    </style:style>
    <style:style style:name="T21" style:family="text">
      <style:text-properties officeooo:rsid="0039fac7"/>
    </style:style>
    <style:style style:name="T22" style:family="text">
      <style:text-properties officeooo:rsid="003af809"/>
    </style:style>
    <style:style style:name="T23" style:family="text">
      <style:text-properties officeooo:rsid="003c6f3f"/>
    </style:style>
    <style:style style:name="T24" style:family="text">
      <style:text-properties officeooo:rsid="003deb6f"/>
    </style:style>
    <style:style style:name="T25" style:family="text">
      <style:text-properties officeooo:rsid="003f0351"/>
    </style:style>
    <style:style style:name="T26" style:family="text">
      <style:text-properties officeooo:rsid="00414f61"/>
    </style:style>
    <style:style style:name="T27" style:family="text">
      <style:text-properties officeooo:rsid="00447b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text:span text:style-name="T1">Bad Babysitter</text:span></text:p>
      <text:p text:style-name="P1"/>
      <text:p text:style-name="P3">If I saw Robin Williams today I would ask him “Robin would you do me the honor of being my babysitter.”</text:p>
      <text:p text:style-name="P1"/>
      <text:p text:style-name="P3">When I was 10 I wanted nothing more in the world than for a giant egg to land in <text:span text:style-name="T7">our</text:span> alfalfa field <text:span text:style-name="T2">and hatch an alien that would live in my attic and babysit me every day after school. </text:span></text:p>
      <text:p text:style-name="P3"/>
      <text:p text:style-name="P8">I was a clever kid, so I hatched a plan to make that happen. I could build a giant paper mache egg and I helped my mom clean out the attic to prepare. But one thing missing was the alien. </text:p>
      <text:p text:style-name="P8"/>
      <text:p text:style-name="P8">There was my cousin Tom. He wasn’t an alien, but came close. He stayed at the farm with my grandparents every summer to help out with the farm and occasionally babysat my sister and me if my parents went out on the weekend. He didn’t play alien, but he did play dog, which my sister and me thought was super fun – he’d run around on all fours, give us horsie rides on his back like our St. Bernard would sometimes do, and hide under the bed pretending he was scared of thunder so we could find him like hide and seek. </text:p>
      <text:p text:style-name="P3"/>
      <text:p text:style-name="P9"><text:span text:style-name="T5">Tom</text:span> had to help milk the cows and wasn’t there to play with us every day when we got off the school bus. <text:span text:style-name="T6">Luckily </text:span>Santa brought me Mork and Mindy dolls <text:span text:style-name="T6">f</text:span>or Christmas. Now, <text:span text:style-name="T8">getting Mork and Mindy dolls</text:span> was surprising because we weren’t allowed to ask for Barbie dolls. <text:span text:style-name="T7">We couldn’t afford </text:span>Barbies. We couldn't even afford shoes. We could barely afford shoeboxes. <text:span text:style-name="T13">I had a few that I bought at rummage sales – you know, the ones where someone cut off all their hair and chewed off their feet. Didn’t everyone have Sun Lovin Legstump Barbie?</text:span></text:p>
      <text:p text:style-name="P9"/>
      <text:p text:style-name="P17">But somehow Santa afforded new Mork and Mindy dolls that year, <text:span text:style-name="T27">complete with feet</text:span>. Made the whole paper mache egg thing easier since all I needed was enough to cover a balloon instead of the bulk tank. Grandpa would’ve had a cow over that.</text:p>
      <text:p text:style-name="P8"/>
      <text:p text:style-name="P18">The doll was a terrible babysitter. Our dog – the St. Bernard, not my cousin Tom – would always greet me as I got off the school bus. One time he grabbed my rainbow suspenders and ran around the alfalfa field with them and all the doll did was lay there on the ground naked. </text:p>
      <text:p text:style-name="P3"/>
      <text:p text:style-name="P10">You see, Mork came with only his red and silver space suit and if we couldn’t afford clothes for ourselves, we certainly couldn’t afford clothes for Mork. Our <text:span text:style-name="T13">other dolls had clothes that I made out of grandma’s old holey shirts – shirts with holes, not Catholic school uniforms. I didn’t know how to make pants. Most of the clothes I made were squares with holes in them for arms, with a piece of yarn tied around the waist. They were supposed to be sleeveless dresses, but looked more like floral print mumuus. </text:span></text:p>
      <text:p text:style-name="P3"/>
      <text:p text:style-name="P11"><text:span text:style-name="T14">So Mork would drive around with Mindy and bald Barbie in their </text:span>Barbie Dream Shoebox. <text:span text:style-name="T26">In drag. Gives new meaning to drag race. It doubled as a Mrs. Doubtfire doll. It was before its time. Unfortunately the Mrs. Doubtfire doll wasn’t that much better of a babysitter than the Mork doll. At least it wasn’t naked. </text:span></text:p>
      <text:p text:style-name="P3"/>
      <text:p text:style-name="P16">One of the things that made the Mork doll a better babysitter than other dolls is that it talked to me. I swear I wasn’t hearing voices. It would greet me. </text:p>
      <text:p text:style-name="P16">“<text:span text:style-name="T16">I’m Mork from Ork. </text:span>Nanoo nanoo.” </text:p>
      <text:p text:style-name="P16">Hello, Mork.</text:p>
      <text:p text:style-name="P16"><text:soft-page-break/>“Nanoo nanooooooo.” </text:p>
      <text:p text:style-name="P16">I had a bad day at school.</text:p>
      <text:p text:style-name="P16">“Shazbat.”</text:p>
      <text:p text:style-name="P16">Holly called me a four eyed fish face.</text:p>
      <text:p text:style-name="P4">“<text:span text:style-name="T15">Don’t look at me like that.”</text:span></text:p>
      <text:p text:style-name="P3"><text:span text:style-name="T15">What? Are you agreeing with Holly?</text:span></text:p>
      <text:p text:style-name="P23">“<text:span text:style-name="T17">You nimnoes.</text:span>”</text:p>
      <text:p text:style-name="P20"><text:span text:style-name="T18">I don’t need you to insult me too.</text:span></text:p>
      <text:p text:style-name="P20">“Don’t ever go to Pluto, it’s a Mickey Mouse planet.”</text:p>
      <text:p text:style-name="P16">Uh, ok. <text:span text:style-name="T16">(Pull string) </text:span></text:p>
      <text:p text:style-name="P22">“<text:span text:style-name="T17">Mork calling Orson. Come in Orson.”</text:span> </text:p>
      <text:p text:style-name="P21">Well, he could talk. But he couldn’t listen.</text:p>
      <text:p text:style-name="P4"/>
      <text:p text:style-name="P26">One day I went to the dentist and they had a stack of kids magazines. I was thrilled there was an article about Robin Williams in it. The dentist was so nice she let me take it home. At the end of the article was an address where I could send fan mail. I could write a letter to Mork! He never wrote back, probably got flooded with letters after that article. Hopefully his staff never gave it to him to read. It wasn’t like he would want to move to Wisconsin for a babysitting gig. </text:p>
      <text:p text:style-name="P26"/>
      <text:p text:style-name="P26">Shortly before I wrote this letter, my parents let me stay up late to watch an episode of the Dick Cavett show where Robin Williams appeared. My parents warned me it might be boring adults talking. Instead it was one boring adult and one Mork <text:span text:style-name="T22">manchild</text:span> pretending there were flies in the room.<text:span text:style-name="T22"> I was baffled as to what that was supposed to be about. So in my letter I told him he’d never be anything but Mork. I was too young to understand what I was implying about his career.</text:span></text:p>
      <text:p text:style-name="P26"/>
      <text:p text:style-name="P4"/>
      <text:p text:style-name="P3"/>
      <text:p text:style-name="P6">Mork and Mindy last episode aired on May 27, 1982. I moved to Phoenix 8 days later. <text:span text:style-name="T3">My cousin Tom was already living there.</text:span> <text:span text:style-name="T3">But by then he was in college and working at a grocery store. And I was in 7</text:span><text:span text:style-name="T4">th</text:span><text:span text:style-name="T3"> grade and was responsible enough to be a babysitter myself soon.</text:span></text:p>
      <text:p text:style-name="P6"/>
      <text:p text:style-name="P24"><text:span text:style-name="T20">We took the dolls with us to Phoenix but the paper mache egg didn’t make it. The chickens found it and thought it was a threat from an enemy farm. Illegal aliens coming to take their jobs. Bigger and cheaper. </text:span></text:p>
      <text:p text:style-name="P24"/>
      <text:p text:style-name="P24"><text:span text:style-name="T24">In Phoenix, my sister and I</text:span> made friends with the kids who lived in the apartment downstairs. They needed a babysitter worse than we did. They’d run around outside <text:span text:style-name="T19">barefoot</text:span> at 11:00 at night. One of them wears drag now, but that’s another story. </text:p>
      <text:p text:style-name="P5"/>
      <text:p text:style-name="P5">Moving to Phoenix was the best thing my parents ever did for us. They <text:span text:style-name="T12">soon </text:span>bought a house where the <text:span text:style-name="T25">neighborhood </text:span>kids didn’t run around outside barefoot all night. <text:span text:style-name="T21">There were so many other kids around I didn’t need TV to babysit me. I graduated from high school at the top of my class, and recently produced a movie about the clowns at my high school. I got to go to ASU for four years tuition-free and kept going for two more engineering degrees while that ASU tuition was still cheap. </text:span></text:p>
      <text:p text:style-name="P1"/>
      <text:p text:style-name="P15"><text:span text:style-name="T22">To my surprise after having watched that bizarre Dick Cavett show so long ago</text:span>, Mrs. Doubtfire was my all time favorite movie for awhile. I also enjoyed Dead Poet Society, Good Will Hunting, and other Robin Williams movies as <text:span text:style-name="T11">his talent matured and</text:span> I g<text:span text:style-name="T11">rew out of Mork and other kid shows</text:span>.</text:p>
      <text:p text:style-name="P1"/>
      <text:p text:style-name="P13"><text:soft-page-break/><text:span text:style-name="T10">Now that I no longer have those Mork and Mindy dolls, I can afford all the made in China Barbie clothes I want. </text:span></text:p>
      <text:p text:style-name="P12"/>
      <text:p text:style-name="P14">I don’t expect to see Robin Williams in heaven – nobody’s ever done any reliable experiments on how the physics of heaven works, but I think the probability of encountering his soul is close to zero since I <text:span text:style-name="T11">couldn’t</text:span> even f<text:span text:style-name="T23">i</text:span>nd him while he was on Earth. But if I did finally see him after all these years, I expect it would be a disappointment. I no longer need a babysit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3:16:28.399824937</meta:creation-date>
    <meta:generator>LibreOffice/5.1.6.2$Linux_X86_64 LibreOffice_project/10m0$Build-2</meta:generator>
    <dc:date>2017-07-27T16:55:41.584057752</dc:date>
    <meta:editing-duration>P7DT2H32M7S</meta:editing-duration>
    <meta:editing-cycles>49</meta:editing-cycles>
    <meta:document-statistic meta:table-count="0" meta:image-count="0" meta:object-count="0" meta:page-count="3" meta:paragraph-count="34" meta:word-count="1213" meta:character-count="6389" meta:non-whitespace-character-count="5188"/>
  </office:meta>
</office:document-meta>
</file>